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ssier de Conception Systè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8-01-06T14:41:39</meta:creation-date>
    <dc:date>2008-01-06T14:42:25</dc:date>
    <meta:editing-cycles>1</meta:editing-cycles>
    <meta:editing-duration>PT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4" meta:character-count="29"/>
  </office:meta>
</office:document-meta>
</file>